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 Black1" svg:font-family="'Source Sans Pro Black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912cm"/>
    </style:style>
    <style:style style:name="gr3" style:family="graphic" style:parent-style-name="standard">
      <style:graphic-properties draw:stroke="none" draw:fill="none" fo:min-height="7.325cm"/>
    </style:style>
    <style:style style:name="gr4" style:family="graphic" style:parent-style-name="standard">
      <style:graphic-properties draw:stroke="none" draw:fill="none" fo:min-height="1.897cm"/>
    </style:style>
    <style:style style:name="gr5" style:family="graphic" style:parent-style-name="standard">
      <style:graphic-properties draw:stroke="none" draw:fill="none" fo:min-height="4.88cm"/>
    </style:style>
    <style:style style:name="gr6" style:family="graphic" style:parent-style-name="standard">
      <style:graphic-properties draw:stroke="none" draw:fill="none" fo:min-height="2.371cm"/>
    </style:style>
    <style:style style:name="gr7" style:family="graphic" style:parent-style-name="standard">
      <style:graphic-properties draw:stroke="none" draw:fill="none" fo:min-height="3.793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title">
      <style:graphic-properties draw:textarea-vertical-align="bottom" fo:min-height="3.306cm"/>
    </style:style>
    <style:style style:name="pr7" style:family="presentation" style:parent-style-name="Vivid2-subtitle">
      <style:graphic-properties draw:fill-color="#ffffff" fo:min-height="16.255cm"/>
    </style:style>
    <style:style style:name="pr8" style:family="presentation" style:parent-style-name="Vivid2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/>
    </style:style>
    <style:style style:name="P4" style:family="paragraph">
      <style:text-properties fo:color="#000000" fo:font-size="12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fo:color="#000000" style:font-name="Arial" fo:font-size="12pt" style:font-name-asian="Arial" style:font-size-asian="7.5pt" style:font-name-complex="Arial" style:font-size-complex="7.5pt"/>
    </style:style>
    <style:style style:name="P7" style:family="paragraph">
      <loext:graphic-properties draw:fill="none"/>
      <style:paragraph-properties style:text-autospace="none"/>
      <style:text-properties fo:color="#000000" style:font-name="Arial" fo:font-size="12pt" style:font-name-asian="Arial" style:font-size-asian="12pt" style:font-name-complex="Arial" style:font-size-complex="1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color="#ed1c24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/>
    </style:style>
    <style:style style:name="T7" style:family="text">
      <style:text-properties fo:color="#000000"/>
    </style:style>
    <style:style style:name="T8" style:family="text">
      <style:text-properties fo:color="#ce181e"/>
    </style:style>
    <style:style style:name="T9" style:family="text">
      <style:text-properties fo:font-size="24pt" style:font-size-asian="18pt" style:font-size-complex="18pt"/>
    </style:style>
    <style:style style:name="T10" style:family="text">
      <style:text-properties fo:color="#000000" style:font-name="Arial" fo:font-size="16pt" style:font-name-asian="Arial" style:font-size-asian="16pt" style:font-name-complex="Arial" style:font-size-complex="16pt"/>
    </style:style>
    <style:style style:name="T11" style:family="text">
      <style:text-properties fo:color="#000000" style:font-name="Arial" fo:font-size="12pt" style:font-name-asian="Arial" style:font-size-asian="10pt" style:font-name-complex="Arial" style:font-size-complex="10pt"/>
    </style:style>
    <style:style style:name="T12" style:family="text">
      <style:text-properties fo:color="#ce181e" style:font-name="Arial" fo:font-size="12pt" style:font-name-asian="Arial" style:font-size-asian="10pt" style:font-name-complex="Arial" style:font-size-complex="10pt"/>
    </style:style>
    <style:style style:name="T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" style:family="text">
      <style:text-properties fo:color="#ce181e" style:font-name="Arial" fo:font-size="12pt" style:font-name-asian="Arial" style:font-size-asian="12pt" style:font-name-complex="Arial" style:font-size-complex="12pt"/>
    </style:style>
    <style:style style:name="T15" style:family="text">
      <style:text-properties fo:color="#0000ff" style:font-name="Arial" fo:font-size="12pt" style:font-name-asian="Arial" style:font-size-asian="12pt" style:font-name-complex="Arial" style:font-size-complex="12pt"/>
    </style:style>
    <style:style style:name="T16" style:family="text">
      <style:text-properties fo:color="#000000" style:font-name="Arial" fo:font-size="12pt" style:font-name-asian="Arial" style:font-size-asian="7.5pt" style:font-name-complex="Arial" style:font-size-complex="7.5pt"/>
    </style:style>
    <style:style style:name="T17" style:family="text">
      <style:text-properties fo:color="#ce181e" style:font-name="Arial" fo:font-size="12pt" style:font-name-asian="Arial" style:font-size-asian="7.5pt" style:font-name-complex="Arial" style:font-size-complex="7.5pt"/>
    </style:style>
    <style:style style:name="T18" style:family="text">
      <style:text-properties fo:color="#0000ff" style:font-name="Arial" fo:font-size="12pt" style:font-name-asian="Arial" style:font-size-asian="7.5pt" style:font-name-complex="Arial" style:font-size-complex="7.5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font-name="Source Sans Pro Black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GPUs and NVIDIA<text:span text:style-name="T1"> </text:span><text:span text:style-name="T2">Q1 results</text:span>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Economic driver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raphics Coprocessor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arly graphics systems (pre-1990s) in mass market products were typically 2D</text:p>
                <text:list>
                  <text:list-item>
                    <text:p>Hardware concerned with rasterizing, object collisions, etc.</text:p>
                  </text:list-item>
                </text:list>
              </text:list-item>
              <text:list-item>
                <text:p>Rise of 3D games (with ray-tracing, sophisticated rendering, etc) and home consoles (or PC) drove a new paradigm: <text:s/>Graphics as a Linear Algebra Accelerator.</text:p>
                <text:list>
                  <text:list-item>
                    <text:p>Problems of moving or rotating modeled objects are transforms</text:p>
                  </text:list-item>
                  <text:list-item>
                    <text:p>Problems of determining direction of reflected light, etc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raphics Co-processor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arly graphics systems (pre-1990s) in mass market products were typically 2D</text:p>
                <text:list>
                  <text:list-item>
                    <text:p>Hardware concerned with rasterizing, object collisions, etc.</text:p>
                  </text:list-item>
                </text:list>
              </text:list-item>
              <text:list-item>
                <text:p>Rise of 3D games (with ray-tracing, sophisticated rendering, etc) and home consoles (or PC) drove a new paradigm: <text:s/>Graphics as a Linear Algebra Accelerator.</text:p>
                <text:list>
                  <text:list-item>
                    <text:p>Problems of moving or rotating modeled objects are transforms</text:p>
                  </text:list-item>
                  <text:list-item>
                    <text:p>Problems of determining direction of reflected light, etc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inear Operatio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Often organized into “layers” of library calls:</text:p>
                <text:list>
                  <text:list-item>
                    <text:p>Lowest layer: Vector primitives AXPY (A [times]X plus Y) “axe-pee”, scale, DOT (dot product)</text:p>
                  </text:list-item>
                  <text:list-item>
                    <text:p>Middle layer: Matrix multiplication of vector (or matrix)</text:p>
                  </text:list-item>
                  <text:list-item>
                    <text:p>Top Layer: LU decomposition (i.e. solve system), Invert Matrix, etc.</text:p>
                  </text:list-item>
                  <text:list-item>
                    <text:p>Reference: <text:s/>“BLAS” https://www.gnu.org/software/gsl/manual/html_node/BLAS-Support.htm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to speed up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dd instructions to CPU?<text:tab/></text:p>
                <text:list>
                  <text:list-item>
                    <text:p>Intel MMX (c2000) has load/store &amp; arithmetic on chunks of vectors</text:p>
                  </text:list-item>
                  <text:list-item>
                    <text:p>Might handle fixed length only (but would accelerate libraries- can “unroll” code loops)</text:p>
                  </text:list-item>
                </text:list>
              </text:list-item>
              <text:list-item>
                <text:p>Make a separate GPU?</text:p>
                <text:list>
                  <text:list-item>
                    <text:p>Can also have own memory interface for frame buffer, with different (optimized) memory width/caching.</text:p>
                  </text:list-item>
                  <text:list-item>
                    <text:p>ATI (Now AMD), NVIDIA (Mid 1980s – Mid 1990s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t what else can we do with it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ny computational problems can be cast as linear algebra</text:p>
              </text:list-item>
              <text:list-item>
                <text:p>Graphics cards can address “embarrassingly parallel” computation</text:p>
              </text:list-item>
              <text:list-item>
                <text:p>2007: <text:s/>Nvidia releases CUDA API for GPUs</text:p>
                <text:list>
                  <text:list-item>
                    <text:p>Linear algebra libraries</text:p>
                  </text:list-item>
                  <text:list-item>
                    <text:p>FFT (signal processing) libraries</text:p>
                  </text:list-item>
                  <text:list-item>
                    <text:p>Etc.</text:p>
                  </text:list-item>
                </text:list>
              </text:list-item>
              <text:list-item>
                <text:p>2017: Nvidia V100 adds support for direct 4x4 matrix multiplication</text:p>
              </text:list-item>
              <text:list-item>
                <text:p>It’s not just for graphics anymore…</text:p>
                <text:list>
                  <text:list-item>
                    <text:p>Problems formerly in the realm of national supercomputer centers can now be approached with modest-sized server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<text:span text:style-name="T3">Example: Intel I7 vs Nvidia GTX 1080</text:span></text:p>
          </draw:text-box>
        </draw:frame>
        <draw:frame draw:style-name="gr2" draw:text-style-name="P3" draw:layer="layout" svg:width="20.103cm" svg:height="7.112cm" svg:x="1.233cm" svg:y="5.334cm">
          <draw:text-box>
            <text:p>Solving the general NxN linear system in single precision.</text:p>
            <text:p>./testing_sgesv --lapack</text:p>
            <text:p>% <text:s text:c="2"/>N <text:s/>NRHS <text:s text:c="2"/>CPU Gflop/s (sec) <text:s text:c="2"/>GPU Gflop/s (sec)</text:p>
            <text:p>%==================================================</text:p>
            <text:p>1088 <text:s text:c="4"/>1 <text:s text:c="4"/>75.89 ( <text:s text:c="2"/>0.01) <text:s text:c="4"/>74.72 ( <text:s text:c="2"/>0.01)</text:p>
            <text:p>9280 <text:s text:c="4"/>1 <text:s text:c="3"/>285.11 ( <text:s/><text:span text:style-name="T4"><text:s/>1.87</text:span>) <text:s text:c="2"/>1220.60 ( <text:s/><text:span text:style-name="T4"><text:s/>0.44</text:span>)</text:p>
          </draw:text-box>
        </draw:frame>
        <draw:frame presentation:style-name="pr6" draw:text-style-name="P4" draw:layer="layout" svg:width="29.996cm" svg:height="1.778cm" svg:x="1.016cm" svg:y="4.572cm" presentation:class="title" presentation:user-transformed="true">
          <draw:text-box>
            <text:p><text:span text:style-name="T5">(Chrzeszczyk &amp; Anders, 2017 https://developer.nvidia.com/sites/default/files/akamai/cuda/files/Misc/mygpu.pdf)</text:span><text:span text:style-name="T6"><text:line-break/></text:span><text:span text:style-name="T6"/></text:p>
          </draw:text-box>
        </draw:frame>
        <draw:frame draw:style-name="gr3" draw:text-style-name="P3" draw:layer="layout" svg:width="30.504cm" svg:height="7.525cm" svg:x="1.233cm" svg:y="12.7cm">
          <draw:text-box>
            <text:p>Matrix-matrix product in single precision.</text:p>
            <text:p>./testing_sgemm --lapack</text:p>
            <text:p>% transA = No transpose, transB = No transpose</text:p>
            <text:p>% <text:s text:c="2"/>M <text:s text:c="4"/>N <text:s text:c="4"/>K <text:s text:c="2"/>MAGMA Gflop/s (ms) <text:s/>cuBLAS Gflop/s (ms) <text:s text:c="2"/>CPU Gflop/s (ms)</text:p>
            <text:p>%=============================================================================</text:p>
            <text:p><text:s text:c="2"/>1088 <text:s/>1088 <text:s text:c="2"/>1088 <text:s text:c="5"/>2985.30 ( <text:s text:c="2"/>0.86) <text:s text:c="6"/>5377.70 ( <text:s text:c="2"/>0.48) <text:s text:c="5"/>344.92 ( <text:s text:c="2"/>7.47)</text:p>
            <text:p>10304 10304 10304 <text:s text:c="2"/>4820.21 ( <text:span text:style-name="T7">453.92</text:span>) <text:s text:c="3"/>7505.78 ( <text:span text:style-name="T8">291.51</text:span>) <text:s text:c="3"/>418.97 (<text:span text:style-name="T8">5222.33</text:span>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t what DO we do with it?<text:span text:style-name="T9"> Nvidia Q1 results, subset</text:span></text:p>
          </draw:text-box>
        </draw:frame>
        <draw:frame draw:style-name="gr4" draw:text-style-name="P6" draw:layer="layout" svg:width="30.665cm" svg:height="2.097cm" svg:x="1.847cm" svg:y="4.318cm">
          <draw:text-box>
            <text:p text:style-name="P5"><text:span text:style-name="T10">Gaming</text:span></text:p>
            <text:p text:style-name="P5"><text:span text:style-name="T11">• </text:span><text:span text:style-name="T11">Gaming revenue grew 68 percent from a year earlier to </text:span><text:span text:style-name="T12">$1.72 billion</text:span><text:span text:style-name="T11">.</text:span></text:p>
          </draw:text-box>
        </draw:frame>
        <draw:frame draw:style-name="gr5" draw:text-style-name="P7" draw:layer="layout" svg:width="30.988cm" svg:height="5.08cm" svg:x="1.932cm" svg:y="6.35cm">
          <draw:text-box>
            <text:p text:style-name="P5"><text:span text:style-name="T10">Datacenter</text:span></text:p>
            <text:p text:style-name="P5"><text:span text:style-name="T13">• </text:span><text:span text:style-name="T13">Datacenter revenue grew 71 percent from a year earlier to a record</text:span><text:span text:style-name="T14"> $701 million</text:span><text:span text:style-name="T13">.</text:span></text:p>
            <text:p text:style-name="P5"><text:span text:style-name="T13">• </text:span><text:span text:style-name="T13">Announced TensorRT 4™, the latest version of the </text:span><text:span text:style-name="T15">TensorRT AI inference accelerator software</text:span><text:span text:style-name="T13">, expanding its reach in the inference market by accelerating</text:span></text:p>
            <text:p text:style-name="P5"><text:span text:style-name="T13">deep learning across a much broader range of applications.</text:span></text:p>
            <text:p text:style-name="P5"><text:span text:style-name="T13">• </text:span><text:span text:style-name="T13">Announced GPU acceleration for Kubernetes to facilitate enterprise inference deployment on multi-cloud GPU clusters.</text:span></text:p>
          </draw:text-box>
        </draw:frame>
        <draw:frame draw:style-name="gr4" draw:text-style-name="P6" draw:layer="layout" svg:width="30.161cm" svg:height="2.097cm" svg:x="1.897cm" svg:y="11.176cm">
          <draw:text-box>
            <text:p text:style-name="P5"><text:span text:style-name="T10">Professional Visualization</text:span></text:p>
            <text:p text:style-name="P5"><text:span text:style-name="T16">• </text:span><text:span text:style-name="T16">Professional Visualization revenue grew 22 percent from a year earlier to </text:span><text:span text:style-name="T17">$251 million</text:span><text:span text:style-name="T16">.</text:span></text:p>
            <text:p text:style-name="P5"><text:span text:style-name="T16">• </text:span><text:span text:style-name="T16">Announced the </text:span><text:span text:style-name="T18">Quadro® GV100 GPU </text:span><text:span text:style-name="T16">with RTX technology, making real-time ray tracing possible on professional design and content creation applications.</text:span></text:p>
          </draw:text-box>
        </draw:frame>
        <draw:frame draw:style-name="gr6" draw:text-style-name="P7" draw:layer="layout" svg:width="29.972cm" svg:height="2.571cm" svg:x="1.986cm" svg:y="13.431cm">
          <draw:text-box>
            <text:p text:style-name="P5"><text:span text:style-name="T10">Automotive</text:span></text:p>
            <text:p text:style-name="P5"><text:span text:style-name="T13">• </text:span><text:span text:style-name="T13">Automotive revenue grew 4 percent from a year earlier to a record </text:span><text:span text:style-name="T14">$145 million</text:span><text:span text:style-name="T13">.</text:span></text:p>
          </draw:text-box>
        </draw:frame>
        <draw:frame draw:style-name="gr7" draw:text-style-name="P6" draw:layer="layout" svg:width="29.972cm" svg:height="3.993cm" svg:x="1.986cm" svg:y="15.727cm">
          <draw:text-box>
            <text:p text:style-name="P5"><text:span text:style-name="T10">New Platforms</text:span></text:p>
            <text:p text:style-name="P5"><text:span text:style-name="T16">• </text:span><text:span text:style-name="T16">Introduced </text:span><text:span text:style-name="T18">Project Clara</text:span><text:span text:style-name="T16">, a medical imaging supercomputer, to revolutionize medical imaging.</text:span></text:p>
            <text:p text:style-name="P5"><text:span text:style-name="T16">• </text:span><text:span text:style-name="T16">Announced that </text:span><text:span text:style-name="T18">Arm </text:span><text:span text:style-name="T16">will integrate the open-source NVIDIA Deep Learning Accelerator to bring AI inference to mobile, consumer electronics and Internet of</text:span></text:p>
            <text:p text:style-name="P5"><text:span text:style-name="T16">Things devices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Nvidia challenge &amp; strateg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ow to manage price discrimination?</text:p>
                <text:list>
                  <text:list-item>
                    <text:p>i.e. How to charge each customer’s maximum willingness to pay?</text:p>
                  </text:list-item>
                </text:list>
              </text:list-item>
              <text:list-item>
                <text:p>But Gaming is currently biggest part of business</text:p>
                <text:list>
                  <text:list-item>
                    <text:p>And if they raise prices there, they invite competition at low end (which could eventually compete at high end)</text:p>
                  </text:list-item>
                  <text:list-item>
                    <text:p>Don’t want situation like CPUs and HDDs, where cloud providers moved to lowest cost commodity HW</text:p>
                  </text:list-item>
                </text:list>
              </text:list-item>
              <text:list-item>
                <text:p>And Cryptocurrency (i.e. “Proof of effort computations”) is altering demand</text:p>
                <text:list>
                  <text:list-item>
                    <text:list>
                      <text:list-item>
                        <text:p>But also may be helping the PE multiple of their stock…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nswer: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 non-market strategy; set up a legal barrier to prevent any “deep pocket” datacenter operators from using gaming cards.</text:p>
                <text:list>
                  <text:list-item>
                    <text:p>Might not actively pursue “small fry,” but would go after Fortune 100 and major clouds</text:p>
                  </text:list-item>
                </text:list>
              </text:list-item>
              <text:list-item>
                <text:p>But…. Don’t want to upset the analysts by deterring cryptocurrency boom (bubble?), so; this curious license:</text:p>
                <text:p><text:span text:style-name="T19">“</text:span><text:span text:style-name="T19">No Datacenter Deployment. The SOFTWARE is not licensed for datacenter deployment, except that blockchain processing in a datacenter is permitted.” <text:s text:c="4"/>(So no licenses or libraries, etc.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ikely near term impact:</text:p>
          </draw:text-box>
        </draw:frame>
        <draw:frame presentation:style-name="pr4" draw:text-style-name="P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8"><text:span text:style-name="T2">Nvidia likely maintains higher prices/margins near term</text:span></text:p>
                <text:list>
                  <text:list-item>
                    <text:p><text:span text:style-name="T2">Might provide <text:s/>“price umbrella” giving other players (e.g. Intel, Xilinx) more room for a product.</text:span></text:p>
                  </text:list-item>
                </text:list>
              </text:list-item>
              <text:list-item>
                <text:p text:style-name="P8"><text:span text:style-name="T2">The “Big Money” cloud players (AWS, IBM, Google) likely develop their own hardware.</text:span></text:p>
                <text:list>
                  <text:list-item>
                    <text:p><text:span text:style-name="T2">They also have big enough patent portfolios to defend against a suit.</text:span></text:p>
                  </text:list-item>
                  <text:list-item>
                    <text:p><text:span text:style-name="T2">Matrix Multiplation – probably hard to get a basic utility patent.</text:span></text:p>
                  </text:list-item>
                </text:list>
              </text:list-item>
              <text:list-item>
                <text:p><text:span text:style-name="T20">POSSIBLY reduces academic/FOSS/other motivation to prefer CUDA over other APIs in future.</text:span></text:p>
              </text:list-item>
              <text:list-item>
                <text:p><text:span text:style-name="T2">POSSIBLY improves Nvidia near-term profitability at a risk of future market share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9" draw:layer="layout" svg:width="29.996cm" svg:height="16.255cm" svg:x="1.664cm" svg:y="0.837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 Black1" svg:font-family="'Source Sans Pro Black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5:47:37.219000000</meta:creation-date>
    <meta:editing-duration>PT8M10S</meta:editing-duration>
    <meta:editing-cycles>4</meta:editing-cycles>
    <meta:generator>LibreOffice/5.4.3.2$Windows_X86_64 LibreOffice_project/92a7159f7e4af62137622921e809f8546db437e5</meta:generator>
    <dc:date>2018-05-20T17:37:06.861000000</dc:date>
    <meta:document-statistic meta:object-count="9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